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0pt" fo:font-weight="bold" officeooo:rsid="00073266" officeooo:paragraph-rsid="00073266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0cb3ad" officeooo:paragraph-rsid="000cb3ad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4pt" fo:font-weight="normal" officeooo:rsid="0007f1af" officeooo:paragraph-rsid="0007f1af" style:font-size-asian="12.25pt" style:font-weight-asian="normal" style:font-size-complex="14pt" style:font-weight-complex="normal"/>
    </style:style>
    <style:style style:name="P4" style:family="paragraph" style:parent-style-name="Standard" style:list-style-name="List_20_1">
      <style:text-properties officeooo:paragraph-rsid="000aba2a"/>
    </style:style>
    <style:style style:name="P5" style:family="paragraph" style:parent-style-name="Standard" style:list-style-name="List_20_1">
      <style:text-properties officeooo:paragraph-rsid="000ae807"/>
    </style:style>
    <style:style style:name="P6" style:family="paragraph" style:parent-style-name="Standard" style:list-style-name="List_20_1">
      <style:text-properties fo:font-size="20pt" fo:font-weight="normal" officeooo:rsid="0007f1af" officeooo:paragraph-rsid="0007f1af" style:font-size-asian="20pt" style:font-weight-asian="normal" style:font-size-complex="20pt" style:font-weight-complex="normal"/>
    </style:style>
    <style:style style:name="P7" style:family="paragraph" style:parent-style-name="Standard" style:list-style-name="List_20_1">
      <style:text-properties fo:font-size="20pt" fo:font-weight="normal" officeooo:rsid="000aba2a" officeooo:paragraph-rsid="000aba2a" style:font-size-asian="20pt" style:font-weight-asian="normal" style:font-size-complex="20pt" style:font-weight-complex="normal"/>
    </style:style>
    <style:style style:name="P8" style:family="paragraph" style:parent-style-name="Standard" style:list-style-name="List_20_1">
      <style:text-properties officeooo:rsid="000cb3ad" officeooo:paragraph-rsid="000cb3ad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20pt" fo:font-weight="normal" officeooo:rsid="000aba2a" style:font-size-asian="20pt" style:font-weight-asian="normal" style:font-size-complex="20pt" style:font-weight-complex="normal"/>
    </style:style>
    <style:style style:name="T3" style:family="text">
      <style:text-properties fo:font-size="20pt" fo:font-weight="normal" officeooo:rsid="000ae807" style:font-size-asian="20pt" style:font-weight-asian="normal" style:font-size-complex="20pt" style:font-weight-complex="normal"/>
    </style:style>
    <style:style style:name="T4" style:family="text">
      <style:text-properties fo:font-size="20pt" fo:font-weight="normal" officeooo:rsid="000cb3ad" style:font-size-asian="20pt" style:font-weight-asian="normal" style:font-size-complex="20pt" style:font-weight-complex="normal"/>
    </style:style>
    <style:style style:name="T5" style:family="text">
      <style:text-properties fo:font-size="20pt" officeooo:rsid="000aba2a" style:font-size-asian="20pt" style:font-size-complex="20pt"/>
    </style:style>
    <style:style style:name="T6" style:family="text">
      <style:text-properties fo:font-variant="normal" fo:text-transform="none" fo:color="#444444" loext:opacity="100%" style:font-name="Open Sans" fo:font-size="12pt" fo:letter-spacing="normal" fo:font-style="normal" fo:font-weight="bold" style:font-size-asian="20pt" style:font-weight-asian="normal" style:font-size-complex="2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ICK NOTES</text:p>
      <text:p text:style-name="P1"/>
      <text:list xml:id="list2319642982" text:style-name="List_20_1">
        <text:list-item>
          <text:p text:style-name="P6">mv filname.ext newname.ext <text:s/>(to rename the file)</text:p>
        </text:list-item>
        <text:list-item>
          <text:p text:style-name="P4"><text:span text:style-name="T2">to </text:span><text:span text:style-name="Emphasis"><text:span text:style-name="T2">compile</text:span></text:span><text:span text:style-name="T2"> c code in </text:span><text:span text:style-name="Strong_20_Emphasis"><text:span text:style-name="T5">vs code</text:span></text:span><text:span text:style-name="T2"> gcc filename.c</text:span></text:p>
        </text:list-item>
        <text:list-item>
          <text:p text:style-name="P7">to run it ./a.out </text:p>
        </text:list-item>
        <text:list-item>
          <text:p text:style-name="P5"><text:span text:style-name="T3">network chuck y</text:span><text:span text:style-name="T4">ou </text:span><text:span text:style-name="T3">t</text:span><text:span text:style-name="T4">ube</text:span><text:span text:style-name="T3"> channel</text:span></text:p>
        </text:list-item>
        <text:list-item>
          <text:p text:style-name="P8"><text:span text:style-name="T3">M </text:span><text:span text:style-name="T1">Prashanth YT channel for linux content</text:span></text:p>
        </text:list-item>
        <text:list-item>
          <text:p text:style-name="P8"><text:span text:style-name="T1"/></text:p>
        </text:list-item>
        <text:list-item>
          <text:p text:style-name="P8"><text:span text:style-name="T6">Your record submitted successfully</text:span><text:span text:style-name="T1"><text:line-break/></text:span><text:span text:style-name="T6">Ref ID: 1994803</text:span><text:span text:style-name="T1"><text:line-break/></text:span><text:span text:style-name="T6">Name = Shrivatsa A Shetty</text:span><text:span text:style-name="T1"><text:line-break/></text:span><text:span text:style-name="T6">Email: shrivatsas.mca22@rvce.edu.in</text:span></text:p>
        </text:list-item>
      </text:list>
      <text:p text:style-name="P1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9:45:23.508424295</meta:creation-date>
    <meta:editing-duration>PT2H15M35S</meta:editing-duration>
    <meta:editing-cycles>8</meta:editing-cycles>
    <meta:generator>LibreOffice/7.3.7.2$Linux_X86_64 LibreOffice_project/30$Build-2</meta:generator>
    <dc:date>2023-03-16T00:03:05.281956449</dc:date>
    <meta:document-statistic meta:table-count="0" meta:image-count="0" meta:object-count="0" meta:page-count="1" meta:paragraph-count="8" meta:word-count="55" meta:character-count="309" meta:non-whitespace-character-count="266"/>
  </office:meta>
</office:document-meta>
</file>